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3_11-44-17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59875 E-139-34-49.324951</text:p>
          </table:table-cell>
          <table:table-cell table:style-name="ce32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3_15-57-56_000.jpg</text:p>
          </table:table-cell>
          <table:table-cell table:style-name="ce20" office:value-type="string">
            <text:p>:m 1*1 / arts:music / kb / フリギア旋法 phrigian</text:p>
          </table:table-cell>
          <table:table-cell table:style-name="ce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]=&quot;&quot;;[.C3];CONCATENATE([.C3];&quot; / &quot;;[.E3]))" office:value-type="string" office:string-value=":m 1*1 / arts:music / kb / フリギア旋法 phrigian">
            <text:p>:m 1*1 / arts:music / kb / フリギア旋法 phrigia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3_17-25-37_000.jpg</text:p>
          </table:table-cell>
          <table:table-cell table:style-name="ce20" office:value-type="string">
            <text:p>:m 災害備蓄 / 入れたもの / キャット・フード / 固形；キャラット；かつお / 4p / 2020-0513-①</text:p>
          </table:table-cell>
          <table:table-cell table:style-name="ce31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4]=&quot;&quot;;[.C4];CONCATENATE([.C4];&quot; / &quot;;[.E4]))" office:value-type="string" office:string-value=":m 災害備蓄 / 入れたもの / キャット・フード / 固形；キャラット；かつお / 4p / 2020-0513-①">
            <text:p>:m 災害備蓄 / 入れたもの / キャット・フード / 固形；キャラット；かつお / 4p / 2020-0513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3_17-25-44_000.jpg</text:p>
          </table:table-cell>
          <table:table-cell table:style-name="ce20" office:value-type="string">
            <text:p>:m 災害備蓄 / 入れたもの / キャット・フード / 固形；キャラット；まぐろ / 4p / 2020-0513-①</text:p>
          </table:table-cell>
          <table:table-cell table:style-name="ce2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5]=&quot;&quot;;[.C5];CONCATENATE([.C5];&quot; / &quot;;[.E5]))" office:value-type="string" office:string-value=":m 災害備蓄 / 入れたもの / キャット・フード / 固形；キャラット；まぐろ / 4p / 2020-0513-①">
            <text:p>:m 災害備蓄 / 入れたもの / キャット・フード / 固形；キャラット；まぐろ / 4p / 2020-0513-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3_17-35-29_000.jpg</text:p>
          </table:table-cell>
          <table:table-cell table:style-name="ce20" office:value-type="string">
            <text:p>:m 災害備蓄 / 梱包完了＋リスト / 2020-0513-① / キャット・フード；固形</text:p>
          </table:table-cell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]=&quot;&quot;;[.C6];CONCATENATE([.C6];&quot; / &quot;;[.E6]))" office:value-type="string" office:string-value=":m 災害備蓄 / 梱包完了＋リスト / 2020-0513-① / キャット・フード；固形">
            <text:p>:m 災害備蓄 / 梱包完了＋リスト / 2020-0513-① / キャット・フード；固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3_19-28-24_000.jpg</text:p>
          </table:table-cell>
          <table:table-cell table:style-name="ce16" office:value-type="string">
            <text:p>:m music / log / kb / || s.1:k.D,f-N,scale=phrigian,R=1,score+ || s.2:R=2,f-N,scale=phrygian,ch=D;C;E,k.E?,score+</text:p>
          </table:table-cell>
          <table:table-cell table:style-name="ce14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7]=&quot;&quot;;[.C7];CONCATENATE([.C7];&quot; / &quot;;[.E7]))" office:value-type="string" office:string-value=":m music / log / kb / || s.1:k.D,f-N,scale=phrigian,R=1,score+ || s.2:R=2,f-N,scale=phrygian,ch=D;C;E,k.E?,score+">
            <text:p>:m music / log / kb / || s.1:k.D,f-N,scale=phrigian,R=1,score+ || s.2:R=2,f-N,scale=phrygian,ch=D;C;E,k.E?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3_19-28-50_000.jpg</text:p>
          </table:table-cell>
          <table:table-cell table:style-name="ce17" office:value-type="string">
            <text:p>:m music / log / rc / || s.1:k.A,f-N,R=1,score+</text:p>
          </table:table-cell>
          <table:table-cell table:style-name="ce15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8]=&quot;&quot;;[.C8];CONCATENATE([.C8];&quot; / &quot;;[.E8]))" office:value-type="string" office:string-value=":m music / log / rc / || s.1:k.A,f-N,R=1,score+">
            <text:p>:m music / log / rc / || s.1:k.A,f-N,R=1,score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3_19-29-50_000.jpg</text:p>
          </table:table-cell>
          <table:table-cell table:style-name="ce20" office:value-type="string">
            <text:p>:m :N 1*1 / arts:music / rc / 「きれいだな」と感じる音の連なり；追い求める</text:p>
          </table:table-cell>
          <table:table-cell table:style-name="ce15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9]=&quot;&quot;;[.C9];CONCATENATE([.C9];&quot; / &quot;;[.E9]))" office:value-type="string" office:string-value=":m :N 1*1 / arts:music / rc / 「きれいだな」と感じる音の連なり；追い求める">
            <text:p>:m :N 1*1 / arts:music / rc / 「きれいだな」と感じる音の連なり；追い求め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3_20-40-46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3_22-52-35_000.jpg</text:p>
          </table:table-cell>
          <table:table-cell table:style-name="ce20" office:value-type="string">
            <text:p>:i FX / prog / * / detect-pattern / トレンド認定</text:p>
          </table:table-cell>
          <table:table-cell table:style-name="ce16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1]=&quot;&quot;;[.C11];CONCATENATE([.C11];&quot; / &quot;;[.E11]))" office:value-type="string" office:string-value=":i FX / prog / * / detect-pattern / トレンド認定">
            <text:p>:i FX / prog / * / detect-pattern / トレンド認定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4_00-59-49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4_00-59-54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4_06-14-08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14_07-22-43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14_07-59-14_000.jpg</text:p>
          </table:table-cell>
          <table:table-cell table:style-name="ce20" office:value-type="string">
            <text:p>:m :lets / action activity / やること / 日誌で使う言語；韓国語以外も使っていい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m :lets / action activity / やること / 日誌で使う言語；韓国語以外も使っていい">
            <text:p>:m :lets / action activity / やること / 日誌で使う言語；韓国語以外も使っていい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3_18-31-35_000.mp4</text:p>
          </table:table-cell>
          <table:table-cell table:style-name="ce6" office:value-type="string">
            <text:p>:VIDEO / @自宅 / メモ / kb,keyboard / 演奏、play / k-2020-0513-1 / k.D,f-N,scale=phrigian,R=1,score+</text:p>
          </table:table-cell>
          <table:table-cell table:style-name="ce15"/>
          <table:table-cell table:style-name="ce3" table:formula="of:=[.F17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7]=&quot;&quot;;[.C17];CONCATENATE([.C17];&quot; / &quot;;[.E17]))" office:value-type="string" office:string-value=":VIDEO / @自宅 / メモ / kb,keyboard / 演奏、play / k-2020-0513-1 / k.D,f-N,scale=phrigian,R=1,score+ / N-35-32-39.603881 E-139-38-40.532226">
            <text:p>:VIDEO / @自宅 / メモ / kb,keyboard / 演奏、play / k-2020-0513-1 / k.D,f-N,scale=phrigian,R=1,score+ / N-35-32-39.603881 E-139-38-40.53222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3_18-31-47_000.mp4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 table:formula="of:=[.F18]" office:value-type="string" office:string-value="N-35-32-39.603881 E-139-38-40.532226">
            <text:p>N-35-32-39.603881 E-139-38-40.532226</text:p>
          </table:table-cell>
          <table:table-cell table:style-name="ce3" office:value-type="string">
            <text:p>N-35-32-39.603881 E-139-38-40.532226</text:p>
          </table:table-cell>
          <table:table-cell table:style-name="ce32" table:formula="of:=IF([.E18]=&quot;&quot;;[.C18];CONCATENATE([.C18];&quot; / &quot;;[.E18]))" office:value-type="string" office:string-value="-* / N-35-32-39.603881 E-139-38-40.532226">
            <text:p>-* / N-35-32-39.603881 E-139-38-40.53222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3_18-46-05_000.mp4</text:p>
          </table:table-cell>
          <table:table-cell table:style-name="ce6" office:value-type="string">
            <text:p>:VIDEO / @自宅 / メモ / kb,keyboard / 演奏、play / k-2020-0513-2 / R=2,f-N,scale=phrygian,ch=D;C;E,k.E?,score+</text:p>
          </table:table-cell>
          <table:table-cell table:style-name="ce17"/>
          <table:table-cell table:style-name="ce3" table:formula="of:=[.F19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19]=&quot;&quot;;[.C19];CONCATENATE([.C19];&quot; / &quot;;[.E19]))" office:value-type="string" office:string-value=":VIDEO / @自宅 / メモ / kb,keyboard / 演奏、play / k-2020-0513-2 / R=2,f-N,scale=phrygian,ch=D;C;E,k.E?,score+ / N-35-35-24.38507 E-139-34-49.270019">
            <text:p>:VIDEO / @自宅 / メモ / kb,keyboard / 演奏、play / k-2020-0513-2 / R=2,f-N,scale=phrygian,ch=D;C;E,k.E?,score+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4_07-43-22_000.mp4</text:p>
          </table:table-cell>
          <table:table-cell table:style-name="ce6" office:value-type="string">
            <text:p>:VIDEO / @自宅 / 体操 / hip-hopダンス、ヒップホップ / h-2020-0514-1 / id=?? / name=running-man</text:p>
          </table:table-cell>
          <table:table-cell table:style-name="ce15"/>
          <table:table-cell table:style-name="ce3" table:formula="of:=[.F20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0]=&quot;&quot;;[.C20];CONCATENATE([.C20];&quot; / &quot;;[.E20]))" office:value-type="string" office:string-value=":VIDEO / @自宅 / 体操 / hip-hopダンス、ヒップホップ / h-2020-0514-1 / id=?? / name=running-man / N-35-35-24.38507 E-139-34-49.270019">
            <text:p>:VIDEO / @自宅 / 体操 / hip-hopダンス、ヒップホップ / h-2020-0514-1 / id=?? / name=running-man 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1]" office:value-type="string" office:string-value="N-35-35-24.38507 E-139-34-49.270019">
            <text:p>N-35-35-24.38507 E-139-34-49.270019</text:p>
          </table:table-cell>
          <table:table-cell table:style-name="ce3" office:value-type="string">
            <text:p>N-35-35-24.38507 E-139-34-49.270019</text:p>
          </table:table-cell>
          <table:table-cell table:style-name="ce32" table:formula="of:=IF([.E21]=&quot;&quot;;[.C21];CONCATENATE([.C21];&quot; / &quot;;[.E21]))" office:value-type="string" office:string-value=" / N-35-35-24.38507 E-139-34-49.270019">
            <text:p><text:s/>/ N-35-35-24.38507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22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2]=&quot;&quot;;[.C22];CONCATENATE([.C22];&quot; / &quot;;[.E22]))" office:value-type="string" office:string-value=" / N-35-35-24.563598 E-139-34-49.215087">
            <text:p><text:s/>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formula="of:=[.F23]" office:value-type="string" office:string-value="N-35-35-24.563598 E-139-34-49.215087">
            <text:p>N-35-35-24.563598 E-139-34-49.215087</text:p>
          </table:table-cell>
          <table:table-cell table:style-name="ce3" office:value-type="string">
            <text:p>N-35-35-24.563598 E-139-34-49.215087</text:p>
          </table:table-cell>
          <table:table-cell table:style-name="ce32" table:formula="of:=IF([.E23]=&quot;&quot;;[.C23];CONCATENATE([.C23];&quot; / &quot;;[.E23]))" office:value-type="string" office:string-value=" / N-35-35-24.563598 E-139-34-49.215087">
            <text:p><text:s/>/ N-35-35-24.563598 E-139-34-49.21508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24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4]=&quot;&quot;;[.C24];CONCATENATE([.C24];&quot; / &quot;;[.E24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25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5]=&quot;&quot;;[.C25];CONCATENATE([.C25];&quot; / &quot;;[.E25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6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6]=&quot;&quot;;[.C26];CONCATENATE([.C26];&quot; / &quot;;[.E26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27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7]=&quot;&quot;;[.C27];CONCATENATE([.C27];&quot; / &quot;;[.E27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formula="of:=[.F28]" office:value-type="string" office:string-value="N-35-35-26.499938 E-139-34-48.610839">
            <text:p>N-35-35-26.499938 E-139-34-48.610839</text:p>
          </table:table-cell>
          <table:table-cell table:style-name="ce3" office:value-type="string">
            <text:p>N-35-35-26.499938 E-139-34-48.610839</text:p>
          </table:table-cell>
          <table:table-cell table:style-name="ce32" table:formula="of:=IF([.E28]=&quot;&quot;;[.C28];CONCATENATE([.C28];&quot; / &quot;;[.E28]))" office:value-type="string" office:string-value=" / N-35-35-26.499938 E-139-34-48.610839">
            <text:p><text:s/>/ N-35-35-26.499938 E-139-34-48.61083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 table:formula="of:=[.F29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29]=&quot;&quot;;[.C29];CONCATENATE([.C29];&quot; / &quot;;[.E29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formula="of:=[.F30]" office:value-type="string" office:string-value="N-35-35-26.348876 E-139-34-48.665771">
            <text:p>N-35-35-26.348876 E-139-34-48.665771</text:p>
          </table:table-cell>
          <table:table-cell table:style-name="ce3" office:value-type="string">
            <text:p>N-35-35-26.348876 E-139-34-48.665771</text:p>
          </table:table-cell>
          <table:table-cell table:style-name="ce32" table:formula="of:=IF([.E30]=&quot;&quot;;[.C30];CONCATENATE([.C30];&quot; / &quot;;[.E30]))" office:value-type="string" office:string-value=" / N-35-35-26.348876 E-139-34-48.665771">
            <text:p><text:s/>/ N-35-35-26.348876 E-139-34-48.66577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formula="of:=[.F32]" office:value-type="string" office:string-value="N-35-35-28.587341 E-139-34-49.270019">
            <text:p>N-35-35-28.587341 E-139-34-49.270019</text:p>
          </table:table-cell>
          <table:table-cell table:style-name="ce3" office:value-type="string">
            <text:p>N-35-35-28.587341 E-139-34-49.270019</text:p>
          </table:table-cell>
          <table:table-cell table:style-name="ce32" table:formula="of:=IF([.E32]=&quot;&quot;;[.C32];CONCATENATE([.C32];&quot; / &quot;;[.E32]))" office:value-type="string" office:string-value=" / N-35-35-28.587341 E-139-34-49.270019">
            <text:p><text:s/>/ N-35-35-28.587341 E-139-34-49.270019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2467 E-139-34-49.105224</text:p>
          </table:table-cell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669738 E-139-34-49.215087</text:p>
          </table:table-cell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848266 E-139-34-49.050292</text:p>
          </table:table-cell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408813 E-139-34-49.434814</text:p>
          </table:table-cell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2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2]=&quot;&quot;;[.C42];CONCATENATE([.C42];&quot; / &quot;;[.E42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3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3]=&quot;&quot;;[.C43];CONCATENATE([.C43];&quot; / &quot;;[.E43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4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4]=&quot;&quot;;[.C44];CONCATENATE([.C44];&quot; / &quot;;[.E44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5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5]=&quot;&quot;;[.C45];CONCATENATE([.C45];&quot; / &quot;;[.E45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6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6]=&quot;&quot;;[.C46];CONCATENATE([.C46];&quot; / &quot;;[.E46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7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7]=&quot;&quot;;[.C47];CONCATENATE([.C47];&quot; / &quot;;[.E47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8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8]=&quot;&quot;;[.C48];CONCATENATE([.C48];&quot; / &quot;;[.E48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49]" office:value-type="string" office:string-value="N-35-32-42.638854 E-139-38-35.203857">
            <text:p>N-35-32-42.638854 E-139-38-35.203857</text:p>
          </table:table-cell>
          <table:table-cell table:style-name="ce3" office:value-type="string">
            <text:p>N-35-32-42.638854 E-139-38-35.203857</text:p>
          </table:table-cell>
          <table:table-cell table:style-name="ce32" table:formula="of:=IF([.E49]=&quot;&quot;;[.C49];CONCATENATE([.C49];&quot; / &quot;;[.E49]))" office:value-type="string" office:string-value=" / N-35-32-42.638854 E-139-38-35.203857">
            <text:p><text:s/>/ N-35-32-42.638854 E-139-38-35.203857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0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0]=&quot;&quot;;[.C50];CONCATENATE([.C50];&quot; / &quot;;[.E50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1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1]=&quot;&quot;;[.C51];CONCATENATE([.C51];&quot; / &quot;;[.E51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 table:formula="of:=[.F52]" office:value-type="string" office:string-value="N-35-32-48.063354 E-139-38-39.873046">
            <text:p>N-35-32-48.063354 E-139-38-39.873046</text:p>
          </table:table-cell>
          <table:table-cell table:style-name="ce3" office:value-type="string">
            <text:p>N-35-32-48.063354 E-139-38-39.873046</text:p>
          </table:table-cell>
          <table:table-cell table:style-name="ce32" table:formula="of:=IF([.E52]=&quot;&quot;;[.C52];CONCATENATE([.C52];&quot; / &quot;;[.E52]))" office:value-type="string" office:string-value=" / N-35-32-48.063354 E-139-38-39.873046">
            <text:p><text:s/>/ N-35-32-48.063354 E-139-38-39.87304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70019</text:p>
          </table:table-cell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 office:value-type="string">
            <text:p>N-35-35-28.62854 E-139-34-49.215087</text:p>
          </table:table-cell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 office:value-type="string">
            <text:p>N-35-35-28.656005 E-139-34-49.270019</text:p>
          </table:table-cell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 office:value-type="string">
            <text:p>N-35-35-28.62854 E-139-34-49.270019</text:p>
          </table:table-cell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2020/05/14</text:date>, <text:time>10:1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4T10:15:22.85</dc:date>
    <dc:creator>iwabuchi ken</dc:creator>
    <meta:editing-duration>P20DT14H55M25S</meta:editing-duration>
    <meta:editing-cycles>8075</meta:editing-cycles>
    <meta:document-statistic meta:table-count="1" meta:cell-count="491" meta:object-count="0"/>
  </office:meta>
</office:document-meta>
</file>